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ven Deadly Sins</text:p>
      <text:p text:style-name="P1"><text:span text:style-name="T1"/></text:p>
      <text:p text:style-name="P1"><text:span text:style-name="T1">blog.eisele.net</text:span></text:p>
      <text:p text:style-name="P1"><text:span text:style-name="T1"/></text:p>
      <text:p text:style-name="P1"><text:span text:style-name="T1">Lust:</text:span></text:p>
      <text:p text:style-name="P1"><text:span text:style-name="T1">will stop at nothing to get things done, adds new features or technology before it's ready or tested. </text:span></text:p>
      <text:p text:style-name="P1"><text:span text:style-name="T1">Features that have no real value but are like a golden iphone just adds bling with no value.</text:span></text:p>
      <text:p text:style-name="P1"><text:span text:style-name="T1"/></text:p>
      <text:p text:style-name="P1"><text:span text:style-name="T1">Cure:</text:span></text:p>
      <text:p text:style-name="P1"><text:span text:style-name="T1">Focus on features and make them fast</text:span></text:p>
      <text:p text:style-name="P1"><text:span text:style-name="T1">Not always obvious, no real research in this area so you have to figure things out on your own.</text:span></text:p>
      <text:p text:style-name="P1"><text:span text:style-name="T1">Don't try to solve tomorrow's problem, don't try to optimize when you don't need to, don't overuse interfaces.</text:span></text:p>
      <text:p text:style-name="P1"><text:span text:style-name="T1">Don't use in production environments new technologies, wait until it's matured. If you do have to use them then make sure you can access the code and incorporate it into your project, so you can manage the risk.</text:span></text:p>
      <text:p text:style-name="P1"><text:span text:style-name="T1"/></text:p>
      <text:p text:style-name="P1"><text:span text:style-name="T1">Gluttony:</text:span></text:p>
      <text:p text:style-name="P1"><text:span text:style-name="T1">Performance related, non-functional related requirments are still requrirements that need to be taken care of. </text:span></text:p>
      <text:p text:style-name="P1"><text:span text:style-name="T1">Developer performance is part of this. If dev deploys take more than a few seconds then lots of time is wasted, something like jrebel should be used to solve the problem.</text:span></text:p>
      <text:p text:style-name="P1"><text:span text:style-name="T1">Wasting memory or not managing it at all, large httpsession size sizes<text:line-break/></text:span></text:p>
      <text:p text:style-name="P1"><text:span text:style-name="T1">Cure:</text:span></text:p>
      <text:p text:style-name="P1"><text:span text:style-name="T1">Java Mission Control, tells you lots of info about hardware usage for an application</text:span></text:p>
      <text:p text:style-name="P1"><text:span text:style-name="T1">Netbeans also has a good profiler.</text:span></text:p>
      <text:p text:style-name="P1"><text:span text:style-name="T1">Only use the session to track state</text:span></text:p>
      <text:p text:style-name="P1"><text:span text:style-name="T1"/></text:p>
      <text:p text:style-name="P1"><text:span text:style-name="T1">Wrath:</text:span></text:p>
      <text:p text:style-name="P1"><text:span text:style-name="T1">maintainabileity is a requirement that isn't ever specified, but it should be considered, this includes things like unit tests, well formed code,</text:span></text:p>
      <text:p text:style-name="P1"><text:span text:style-name="T1"/></text:p>
      <text:p text:style-name="P1"><text:span text:style-name="T1">Greed:</text:span></text:p>
      <text:p text:style-name="P1"><text:span text:style-name="T1">people are not resources, they are people.</text:span></text:p>
      <text:p text:style-name="P1"><text:span text:style-name="T1">This is also about having too many people on a project, too many features on a project.</text:span></text:p>
      <text:p text:style-name="P1"><text:span text:style-name="T1">This is also about no being willing to pay for useful tools</text:span></text:p>
      <text:p text:style-name="P1"><text:span text:style-name="T1">If you want good results you need to be willing to invest more money in good hardware.</text:span></text:p>
      <text:p text:style-name="P1"><text:span text:style-name="T1"/></text:p>
      <text:p text:style-name="P1"><text:span text:style-name="T1">:</text:span></text:p>
      <text:p text:style-name="P1"><text:span text:style-name="T1">Don't use vendor specific products that aren't potable, use the language as much as posible </text:span></text:p>
      <text:p text:style-name="P1"><text:span text:style-name="T1"/></text:p>
      <text:p text:style-name="P1"><text:span text:style-name="T1">Sloth:</text:span></text:p>
      <text:p text:style-name="P1"><text:span text:style-name="T1">not allowing for refactoring, this needs to be scheduled time</text:span></text:p>
      <text:p text:style-name="P1"><text:span text:style-name="T1">have an internal server for code snipits or projects that others could reuse</text:span></text:p>
      <text:p text:style-name="P1"><text:span text:style-name="T1">do peer reviews, try garrit</text:span></text:p>
      <text:p text:style-name="P1"><text:span text:style-name="T1"/></text:p>
      <text:p text:style-name="P1"><text:span text:style-name="T1">Pride:</text:span></text:p>
      <text:p text:style-name="P1"><text:span text:style-name="T1">are you willing to test your code before releasing? Have a good test plan to test usability, behavior, acceptance, business, unit, performance and security.</text:span></text:p>
      <text:p text:style-name="P1"><text:span text:style-name="T1">Development should be a team effort, everyone should be involved with the project and decisions.</text:span></text:p>
      <text:p text:style-name="P1"><text:span text:style-name="T1"/></text:p>
      <text:p text:style-name="P1"><text:soft-page-break/><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0M57S</meta:editing-duration>
    <meta:editing-cycles>18</meta:editing-cycles>
    <meta:generator>OpenOffice.org/3.4.1$Win32 OpenOffice.org_project/341m1$Build-9593</meta:generator>
    <dc:date>2013-09-24T10:44:34.36</dc:date>
    <meta:document-statistic meta:table-count="0" meta:image-count="0" meta:object-count="0" meta:page-count="2" meta:paragraph-count="34" meta:word-count="373" meta:character-count="2159"/>
    <meta:user-defined meta:name="Info 1"/>
    <meta:user-defined meta:name="Info 2"/>
    <meta:user-defined meta:name="Info 3"/>
    <meta:user-defined meta:name="Info 4"/>
  </office:meta>
</office:document-meta>
</file>